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Nimbus Mono L1" svg:font-family="'Nimbus Mono L'" style:font-family-generic="modern" style:font-pitch="fixed"/>
    <style:font-face style:name="Nimbus Mono L" svg:font-family="'Nimbus Mono L'" style:font-adornments="Standard" style:font-family-generic="modern" style:font-pitch="fixed"/>
    <style:font-face style:name="Georgia" svg:font-family="Georgia" style:font-adornments="Normal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">
      <style:table-properties style:width="19.001cm" style:page-number="0" table:align="margins"/>
    </style:style>
    <style:style style:name="Tabelle1.A" style:family="table-column">
      <style:table-column-properties style:column-width="13.471cm" style:rel-column-width="7637*"/>
    </style:style>
    <style:style style:name="Tabelle1.B" style:family="table-column">
      <style:table-column-properties style:column-width="5.53cm" style:rel-column-width="313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_20_left" style:master-page-name="">
      <style:paragraph-properties style:page-number="auto"/>
    </style:style>
    <style:style style:name="P2" style:family="paragraph" style:parent-style-name="Footer_20_left">
      <style:paragraph-properties fo:text-align="end" style:justify-single-word="false"/>
    </style:style>
    <style:style style:name="P3" style:family="paragraph" style:parent-style-name="Table_20_Contents">
      <style:text-properties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extkörper_20_Code">
      <style:text-properties style:font-name="Nimbus Mono L1"/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" style:family="paragraph" style:parent-style-name="Table_20_Contents" style:list-style-name="L2">
      <style:text-properties fo:font-size="11pt" style:font-size-asian="11pt" style:font-size-complex="11pt"/>
    </style:style>
    <style:style style:name="P11" style:family="paragraph" style:parent-style-name="Table_20_Contents" style:list-style-name="L3"/>
    <style:style style:name="P12" style:family="paragraph" style:parent-style-name="Table_20_Contents" style:list-style-name="L3">
      <style:paragraph-properties fo:margin-left="0cm" fo:margin-right="0cm" fo:text-indent="-0.635cm" style:auto-text-indent="false"/>
    </style:style>
    <style:style style:name="P13" style:family="paragraph" style:parent-style-name="Table_20_Contents" style:list-style-name="L3">
      <style:paragraph-properties fo:margin-left="0cm" fo:margin-right="0cm" fo:text-indent="-0.635cm" style:auto-text-indent="false"/>
      <style:text-properties style:font-name="Nimbus Sans L" style:font-name-asian="DejaVu Sans" style:font-name-complex="DejaVu Sans"/>
    </style:style>
    <style:style style:name="P14" style:family="paragraph" style:parent-style-name="Table_20_Contents" style:list-style-name="L3">
      <style:paragraph-properties fo:margin-left="0cm" fo:margin-right="0cm" fo:text-align="center" style:justify-single-word="false" fo:text-indent="-0.635cm" style:auto-text-indent="false"/>
    </style:style>
    <style:style style:name="P15" style:family="paragraph" style:parent-style-name="Heading_20_3">
      <style:paragraph-properties fo:margin-top="0.423cm" fo:margin-bottom="0.212cm" fo:keep-with-next="always"/>
      <style:text-properties style:font-name="Nimbus Sans L" style:font-name-asian="DejaVu Sans" style:font-name-complex="DejaVu Sans"/>
    </style:style>
    <style:style style:name="P16" style:family="paragraph" style:parent-style-name="Text_20_body" style:list-style-name="L1"/>
    <style:style style:name="P17" style:family="paragraph" style:parent-style-name="Text_20_body" style:list-style-name="L3"/>
    <style:style style:name="P18" style:family="paragraph" style:parent-style-name="Text_20_body" style:list-style-name="L3">
      <style:paragraph-properties fo:margin-left="0cm" fo:margin-right="0cm" fo:text-indent="-0.635cm" style:auto-text-indent="false"/>
    </style:style>
    <style:style style:name="P19" style:family="paragraph" style:parent-style-name="Heading_20_1">
      <style:paragraph-properties fo:break-before="page"/>
    </style:style>
    <style:style style:name="T1" style:family="text">
      <style:text-properties style:font-name="Nimbus Roman No9 L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font-name="Nimbus Sans L"/>
    </style:style>
    <style:style style:name="T5" style:family="text">
      <style:text-properties style:font-name="Nimbus Sans L" style:font-name-asian="DejaVu Sans" style:font-name-complex="DejaVu Sans"/>
    </style:style>
    <style:style style:name="T6" style:family="text">
      <style:text-properties style:font-name-asian="DejaVu Sans"/>
    </style:style>
    <style:style style:name="T7" style:family="text">
      <style:text-properties style:font-name-complex="DejaVu Sans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scription of the TFTASOLVER Algorithms</text:p>
      <text:p text:style-name="Standard"/>
      <text:p text:style-name="Subtitle">Simon J. Schilling</text:p>
      <text:p text:style-name="Subtitle">2008</text:p>
      <text:p text:style-name="Subtitle">Part of the TFTASolver package at tftasolver.berlios.de</text:p>
      <text:p text:style-name="Standard"/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Contents</text:p>
          </text:index-title>
          <text:p text:style-name="P8">1General Information<text:tab/>2</text:p>
          <text:p text:style-name="P6">1.1This Document<text:tab/>2</text:p>
          <text:p text:style-name="P6">1.2Document Structure<text:tab/>2</text:p>
          <text:p text:style-name="P8">2The Program TFTASolver<text:tab/>2</text:p>
          <text:p text:style-name="P6">2.1Functional Description (Overview)<text:tab/>2</text:p>
          <text:p text:style-name="P6">2.2Implementation<text:tab/>2</text:p>
          <text:p text:style-name="P9">2.2.1Programming Language<text:tab/>2</text:p>
          <text:p text:style-name="P9">2.2.2Programming Principles<text:tab/>2</text:p>
          <text:p text:style-name="P9">2.2.3Portability<text:tab/>2</text:p>
          <text:p text:style-name="P9">2.2.4Lizense<text:tab/>2</text:p>
          <text:p text:style-name="P6">2.3Structure of Source Code / Units / Forms<text:tab/>2</text:p>
          <text:p text:style-name="P9">2.3.1MAtching of Files and Units and Classes<text:tab/>2</text:p>
          <text:p text:style-name="P8">3Detailed description of the Classes<text:tab/>3</text:p>
          <text:p text:style-name="P6">3.1THauptfenster<text:tab/>3</text:p>
          <text:p text:style-name="P6">3.2TFormAbout<text:tab/>3</text:p>
          <text:p text:style-name="P9">3.2.1Allgemeines zu TFormAbout<text:tab/>3</text:p>
          <text:p text:style-name="P6">3.3TFormDebugMeldungen<text:tab/>3</text:p>
          <text:p text:style-name="P6">3.4TTFTAExpression<text:tab/>3</text:p>
          <text:p text:style-name="P9">3.4.1Allgemeines zu TTFTAExpression<text:tab/>3</text:p>
          <text:p text:style-name="P9">3.4.2Übersicht wichtiger Members, Properties und Methods.<text:tab/>3</text:p>
          <text:p text:style-name="P7">3.4.2.1Input-orientierte Members, Properties und Methods<text:tab/>3</text:p>
          <text:p text:style-name="P7">3.4.2.2Output-orientierte Members, Properties und Methods<text:tab/>4</text:p>
          <text:p text:style-name="P7">3.4.2.3Allgemein / Sonstige Members, Properties und Methods<text:tab/>4</text:p>
          <text:p text:style-name="P6">3.5TTFTAList<text:tab/>4</text:p>
          <text:p text:style-name="P8">4Help for using TFTASolver<text:tab/>4</text:p>
        </text:index-body>
      </text:table-of-content>
      <text:p text:style-name="Standard"/>
      <text:h text:style-name="P19" text:outline-level="1">This Document</text:h>
      <text:h text:style-name="Heading_20_2" text:outline-level="2">Aim and Audience</text:h>
      <text:h text:style-name="Heading_20_2" text:outline-level="2">Other Documentation of TFTASolver</text:h>
      <text:p text:style-name="Text_20_body"/>
      <text:h text:style-name="Heading_20_1" text:outline-level="1">Important Algorithms in TFTASolver</text:h>
      <text:h text:style-name="Heading_20_2" text:outline-level="2">Functional Description (Overview)</text:h>
      <text:h text:style-name="Heading_20_2" text:outline-level="2">Unit uTFTALogic</text:h>
      <text:h text:style-name="Heading_20_3" text:outline-level="3">uTFTALogic.SimplificationMainLoop</text:h>
      <text:h text:style-name="Heading_20_3" text:outline-level="3">uTFTALogic.ANDFalse</text:h>
      <text:h text:style-name="Heading_20_3" text:outline-level="3"><text:span text:style-name="T5">uTFTALogic.&lt;XXX&gt;Split</text:span></text:h>
      <text:p text:style-name="Text_20_body"><text:span text:style-name="T5">&lt;XXX&gt; can stand for either of the following: AND, OR, XOR, PAND, SAND.</text:span></text:p>
      <text:p text:style-name="Text_20_body"><text:span text:style-name="T5">Functionality: Splits temporal terms of type &lt;XXX&gt; with more than two operands into cascading terms each of which is also of type &lt;XXX&gt; but has exactly two operands.</text:span></text:p>
      <text:p text:style-name="Text_20_body"><text:span text:style-name="T5">Example: AND[ W,X,Y,Z ] → AND[ AND[ AND[ W,X ] ,Y ] ,Z ]</text:span></text:p>
      <text:p text:style-name="Text_20_body"><text:span text:style-name="T5">Algorithm: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list xml:id="list743588257" text:style-name="L3">
              <text:list-header>
                <text:p text:style-name="P14"><text:span text:style-name="T5">Explanation</text:span></text:p>
              </text:list-header>
            </text:list>
          </table:table-cell>
          <table:table-cell table:style-name="Tabelle1.B1" office:value-type="string">
            <text:list xml:id="list611405343" text:continue-numbering="true" text:style-name="L3">
              <text:list-header>
                <text:p text:style-name="P14"><text:span text:style-name="T5">Example</text:span></text:p>
              </text:list-header>
            </text:list>
          </table:table-cell>
        </table:table-row>
        <table:table-row>
          <table:table-cell table:style-name="Tabelle1.A2" office:value-type="string">
            <text:list xml:id="list117555768" text:continue-numbering="true" text:style-name="L3">
              <text:list-item>
                <text:p text:style-name="P11"><text:span text:style-name="T5">Check if given term (example ) is of type &lt;XXX&gt; and if it has &gt;2 operands; if not then exit.</text:span></text:p>
              </text:list-item>
              <text:list-item>
                <text:p text:style-name="P11"><text:span text:style-name="T5">Take the first two operands and make tempExpr = &lt;XXX&gt;[ op1,op2 ] </text:span></text:p>
              </text:list-item>
              <text:list-item>
                <text:p text:style-name="P11"><text:span text:style-name="T5">Check if in EventList there is a event with temporalExpression = tempExpr</text:span></text:p>
              </text:list-item>
              <text:list-item>
                <text:p text:style-name="P11"><text:span text:style-name="T5">If yes, then tempTerm is a pointer to this existing event, <text:line-break/>else, then tempTerm is created as new TTFTAObject with tempExpr.</text:span></text:p>
              </text:list-item>
              <text:list-item>
                <text:p text:style-name="P11"><text:span text:style-name="T5">If in given term there are operands left then </text:span></text:p>
                <text:list>
                  <text:list-item>
                    <text:p text:style-name="P11"><text:span text:style-name="T5">tempExpr = &lt;XXX&gt;[ tempTerm, nextoperand ]</text:span></text:p>
                  </text:list-item>
                  <text:list-item>
                    <text:p text:style-name="P11"><text:span text:style-name="T5">goto 2.</text:span></text:p>
                    <text:p text:style-name="P11"><text:span text:style-name="T5">:</text:span></text:p>
                    <text:p text:style-name="P11"><text:span text:style-name="T5">:</text:span></text:p>
                  </text:list-item>
                </text:list>
              </text:list-item>
              <text:list-item>
                <text:p text:style-name="P11"><text:span text:style-name="T5">If in given term there are no operands left then exit.</text:span></text:p>
              </text:list-item>
            </text:list>
          </table:table-cell>
          <table:table-cell table:style-name="Tabelle1.B2" office:value-type="string">
            <text:list xml:id="list78634133" text:continue-numbering="true" text:style-name="L3">
              <text:list-header>
                <text:p text:style-name="P12"><text:span text:style-name="T5">AND[ W,X,Y,Z ]</text:span></text:p>
                <text:p text:style-name="P12"><text:span text:style-name="T5"/></text:p>
                <text:p text:style-name="P12"><text:span text:style-name="T5">AND[ W,X ]</text:span></text:p>
                <text:p text:style-name="P13"/>
              </text:list-header>
              <text:list-item>
                <text:p text:style-name="P13"/>
                <text:p text:style-name="P13">AND[ W,X ]</text:p>
                <text:p text:style-name="P13"/>
                <text:p text:style-name="P12"><text:span text:style-name="T5">AND[ AND[ W,X ] ,Y ]</text:span></text:p>
              </text:list-item>
              <text:list-item>
                <text:p text:style-name="P12"><text:span text:style-name="T5">:</text:span></text:p>
              </text:list-item>
              <text:list-item>
                <text:p text:style-name="P12"><text:span text:style-name="T5">:</text:span></text:p>
                <text:p text:style-name="P18"><text:span text:style-name="T5">AND[ AND[ AND[ W,X ] ,Y ] ,Z ]</text:span></text:p>
              </text:list-item>
            </text:list>
          </table:table-cell>
        </table:table-row>
      </table:table>
      <text:h text:style-name="P15" text:outline-level="3"><text:soft-page-break/>uTFTALogic.ANDTrue</text:h>
      <text:h text:style-name="P15" text:outline-level="3">uTFTALogic.GenericSplit</text:h>
      <text:h text:style-name="P15" text:outline-level="3">uTFTALogic.GenericUpdateObject</text:h>
      <text:h text:style-name="P15" text:outline-level="3">uTFTALogic.LawOfCompleteness</text:h>
      <text:h text:style-name="P15" text:outline-level="3">uTFTALogic.LawOfIdempotency</text:h>
      <text:h text:style-name="P15" text:outline-level="3">uTFTALogic.NOTFalseTrue</text:h>
      <text:h text:style-name="P15" text:outline-level="3">uTFTALogic.NOTNOT</text:h>
      <text:h text:style-name="P15" text:outline-level="3">uTFTALogic.ORSplit</text:h>
      <text:h text:style-name="P15" text:outline-level="3">uTFTALogic.ORXORFalse</text:h>
      <text:h text:style-name="P15" text:outline-level="3">uTFTALogic.ORXORTrue</text:h>
      <text:h text:style-name="P15" text:outline-level="3">uTFTALogic.PANDFalse</text:h>
      <text:h text:style-name="P15" text:outline-level="3">uTFTALogic.PANDMultiples</text:h>
      <text:h text:style-name="P15" text:outline-level="3">uTFTALogic.PANDPANDTransform</text:h>
      <text:h text:style-name="P15" text:outline-level="3">uTFTALogic.PANDSplit</text:h>
      <text:h text:style-name="P15" text:outline-level="3">uTFTALogic.SANDFalse</text:h>
      <text:h text:style-name="P15" text:outline-level="3">uTFTALogic.SANDPANDTransform</text:h>
      <text:h text:style-name="P15" text:outline-level="3">uTFTALogic.SANDSplit</text:h>
      <text:h text:style-name="P15" text:outline-level="3">uTFTALogic.XORSpli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" svg:font-family="StarSymbol"/>
    <style:font-face style:name="Nimbus Mono L1" svg:font-family="'Nimbus Mono L'" style:font-family-generic="modern" style:font-pitch="fixed"/>
    <style:font-face style:name="Nimbus Mono L" svg:font-family="'Nimbus Mono L'" style:font-adornments="Standard" style:font-family-generic="modern" style:font-pitch="fixed"/>
    <style:font-face style:name="Georgia" svg:font-family="Georgia" style:font-adornments="Normal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Nimbus Roman No9 L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Georgia" fo:font-size="10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Georgia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körper_20_Code" style:display-name="Textkörper Code" style:family="paragraph" style:parent-style-name="Text_20_body">
      <style:paragraph-properties fo:margin-left="1.251cm" fo:margin-right="0cm" fo:margin-top="0cm" fo:margin-bottom="0cm" fo:text-indent="0cm" style:auto-text-indent="false"/>
      <style:text-properties style:font-name="Nimbus Mono L" style:font-size-asian="10.5pt"/>
    </style:style>
    <style:style style:name="Text" style:family="paragraph" style:parent-style-name="Caption" style:class="extra"/>
    <style:style style:name="Tabellen_20_Code" style:display-name="Tabellen Code" style:family="paragraph" style:parent-style-name="Textkörper_20_Code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3" style:family="table">
      <style:table-properties style:width="19.002cm" fo:margin-left="0cm" fo:margin-right="-0.002cm" table:align="margins"/>
    </style:style>
    <style:style style:name="Tabelle3.A" style:family="table-column">
      <style:table-column-properties style:column-width="15.589cm" style:rel-column-width="53763*"/>
    </style:style>
    <style:style style:name="Tabelle3.B" style:family="table-column">
      <style:table-column-properties style:column-width="3.413cm" style:rel-column-width="11772*"/>
    </style:style>
    <style:style style:name="Tabelle3.A1" style:family="table-cell">
      <style:table-cell-properties fo:padding="0.097cm" fo:border="none"/>
    </style:style>
    <style:style style:name="MP1" style:family="paragraph" style:parent-style-name="Footer_20_left" style:master-page-name="">
      <style:paragraph-properties style:page-number="auto"/>
    </style:style>
    <style:style style:name="MP2" style:family="paragraph" style:parent-style-name="Footer_20_left">
      <style:paragraph-properties fo:text-align="end" style:justify-single-word="false"/>
    </style:style>
    <style:style style:name="MT1" style:family="text">
      <style:text-properties style:font-name="Nimbus Roman No9 L" fo:font-size="12pt" style:font-size-asian="12pt" style:font-size-complex="12pt"/>
    </style:style>
    <style:style style:name="MT2" style:family="text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footer>
        <table:table table:name="Tabelle3" table:style-name="Tabelle3">
          <table:table-column table:style-name="Tabelle3.A"/>
          <table:table-column table:style-name="Tabelle3.B"/>
          <table:table-row>
            <table:table-cell table:style-name="Tabelle3.A1" office:value-type="string">
              <text:p text:style-name="MP1"><text:title>Description of the TFTASOLVER Algorithms</text:title> / <text:initial-creator>Simon J. Schilling</text:initial-creator> / <text:date style:data-style-name="N80" text:date-value="2008-12-12T11:15:11">12. Dec. 2008</text:date> / Version <text:editing-cycles>6</text:editing-cycles>part of TFTASolver package at tftasolver.berlios.de</text:p>
            </table:table-cell>
            <table:table-cell table:style-name="Tabelle3.A1" office:value-type="string">
              <text:p text:style-name="MP2"><text:span text:style-name="MT1">page</text:span> <text:span text:style-name="MT2"><text:page-number text:select-page="current">3</text:page-number></text:span><text:span text:style-name="MT2"> of <text:s/></text:span><text:span text:style-name="MT2"><text:page-count>3</text:page-count></text:span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dc:title>Description of the TFTASOLVER Algorithms</dc:title>
    <meta:initial-creator>Simon J. Schilling</meta:initial-creator>
    <meta:creation-date>2008-12-12T10:24:02</meta:creation-date>
    <meta:editing-cycles>6</meta:editing-cycles>
    <meta:editing-duration>PT00H53M46S</meta:editing-duration>
    <dc:description>part of TFTASolver package at tftasolver.berlios.de</dc:description>
    <dc:date>2008-12-12T11:15:10</dc:date>
    <dc:creator>Simon J. Schilling</dc:creator>
    <meta:document-statistic meta:table-count="2" meta:image-count="0" meta:object-count="0" meta:page-count="3" meta:paragraph-count="82" meta:word-count="401" meta:character-count="2770"/>
    <meta:user-defined meta:name="Info 1"/>
    <meta:user-defined meta:name="Info 2"/>
    <meta:user-defined meta:name="Info 3"/>
    <meta:user-defined meta:name="Info 4"/>
  </office:meta>
</office:document-meta>
</file>